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9.296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1019"/>
        </table:table-row>
        <table:table-row table:style-name="ro1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table:number-columns-repeated="1019"/>
        </table:table-row>
        <table:table-row table:style-name="ro1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1019"/>
        </table:table-row>
        <table:table-row table:style-name="ro1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1019"/>
        </table:table-row>
        <table:table-row table:style-name="ro1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1019"/>
        </table:table-row>
        <table:table-row table:style-name="ro1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1019"/>
        </table:table-row>
        <table:table-row table:style-name="ro1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1019"/>
        </table:table-row>
        <table:table-row table:style-name="ro2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table:number-columns-repeated="1020"/>
        </table:table-row>
        <table:table-row table:style-name="ro2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table:number-columns-repeated="1020"/>
        </table:table-row>
        <table:table-row table:style-name="ro2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table:number-columns-repeated="1020"/>
        </table:table-row>
        <table:table-row table:style-name="ro2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table:number-columns-repeated="1020"/>
        </table:table-row>
        <table:table-row table:style-name="ro2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table:number-columns-repeated="1020"/>
        </table:table-row>
        <table:table-row table:style-name="ro2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table:number-columns-repeated="1020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table:number-columns-repeated="1020"/>
        </table:table-row>
        <table:table-row table:style-name="ro2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table:number-columns-repeated="1020"/>
        </table:table-row>
        <table:table-row table:style-name="ro2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string">
            <text:p><text:s/>with label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table:number-columns-repeated="1019"/>
        </table:table-row>
        <table:table-row table:style-name="ro2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table:number-columns-repeated="1020"/>
        </table:table-row>
        <table:table-row table:style-name="ro2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table:number-columns-repeated="1020"/>
        </table:table-row>
        <table:table-row table:style-name="ro2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table:number-columns-repeated="1020"/>
        </table:table-row>
        <table:table-row table:style-name="ro2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table:number-columns-repeated="1020"/>
        </table:table-row>
        <table:table-row table:style-name="ro2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table:number-columns-repeated="1020"/>
        </table:table-row>
        <table:table-row table:style-name="ro2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table:number-columns-repeated="1020"/>
        </table:table-row>
        <table:table-row table:style-name="ro2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string">
            <text:p><text:s/>if Registration is enabled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19"/>
        </table:table-row>
        <table:table-row table:style-name="ro2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table:number-columns-repeated="1020"/>
        </table:table-row>
        <table:table-row table:style-name="ro2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table:number-columns-repeated="1020"/>
        </table:table-row>
        <table:table-row table:style-name="ro2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table:number-columns-repeated="1020"/>
        </table:table-row>
        <table:table-row table:style-name="ro2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table:number-columns-repeated="1020"/>
        </table:table-row>
        <table:table-row table:style-name="ro2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table:number-columns-repeated="1020"/>
        </table:table-row>
        <table:table-row table:style-name="ro2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table:number-columns-repeated="1020"/>
        </table:table-row>
        <table:table-row table:style-name="ro2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table:number-columns-repeated="1020"/>
        </table:table-row>
        <table:table-row table:style-name="ro2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table:number-columns-repeated="1020"/>
        </table:table-row>
        <table:table-row table:style-name="ro2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table:number-columns-repeated="1020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table:number-columns-repeated="1020"/>
        </table:table-row>
        <table:table-row table:style-name="ro2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table:number-columns-repeated="1020"/>
        </table:table-row>
        <table:table-row table:style-name="ro2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table:number-columns-repeated="1020"/>
        </table:table-row>
        <table:table-row table:style-name="ro2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string">
            <text:p><text:s/>by category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table:number-columns-repeated="1019"/>
        </table:table-row>
        <table:table-row table:style-name="ro2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table:number-columns-repeated="1020"/>
        </table:table-row>
        <table:table-row table:style-name="ro2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table:number-columns-repeated="1020"/>
        </table:table-row>
        <table:table-row table:style-name="ro2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string">
            <text:p><text:s/>if defined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1019"/>
        </table:table-row>
        <table:table-row table:style-name="ro2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table:number-columns-repeated="1020"/>
        </table:table-row>
        <table:table-row table:style-name="ro2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table:number-columns-repeated="1020"/>
        </table:table-row>
        <table:table-row table:style-name="ro2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table:number-columns-repeated="1020"/>
        </table:table-row>
        <table:table-row table:style-name="ro2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table:number-columns-repeated="1020"/>
        </table:table-row>
        <table:table-row table:style-name="ro2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table:number-columns-repeated="1020"/>
        </table:table-row>
        <table:table-row table:style-name="ro2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table:number-columns-repeated="1020"/>
        </table:table-row>
        <table:table-row table:style-name="ro2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table:number-columns-repeated="1020"/>
        </table:table-row>
        <table:table-row table:style-name="ro2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table:number-columns-repeated="1020"/>
        </table:table-row>
        <table:table-row table:style-name="ro2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table:number-columns-repeated="1020"/>
        </table:table-row>
        <table:table-row table:style-name="ro2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table:number-columns-repeated="1020"/>
        </table:table-row>
        <table:table-row table:style-name="ro2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table:number-columns-repeated="1020"/>
        </table:table-row>
        <table:table-row table:style-name="ro2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table:number-columns-repeated="1020"/>
        </table:table-row>
        <table:table-row table:style-name="ro2">
          <table:table-cell office:value-type="float" office:value="190">
            <text:p>190</text:p>
          </table:table-cell>
          <table:table-cell/>
          <table:table-cell office:value-type="string">
            <text:p>#plugins</text:p>
          </table:table-cell>
          <table:table-cell office:value-type="float" office:value="760">
            <text:p>760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9/03/2018</text:date>, <text:time>14:2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14:28:30.62</dc:date>
    <dc:creator>Herb Miller</dc:creator>
    <meta:document-statistic meta:table-count="1" meta:cell-count="779" meta:object-count="0"/>
    <meta:generator>OpenOffice/4.1.4$Win32 OpenOffice.org_project/414m5$Build-9788</meta:generator>
  </office:meta>
</office:document-meta>
</file>